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3">Training on the base model with some of Chopin’s tracks to test the behavior of the model</text:p>
          <text:list>
            <text:list-item>
              <text:p text:style-name="P4">model sounds too robotic and out of tune, <text:span text:style-name="T1">but the loss at 100 epochs remains high (~3.1)</text:span></text:p>
            </text:list-item>
          </text:list>
        </text:list-item>
        <text:list-item>
          <text:p text:style-name="P5">Trying sequence length tuning to find the best (based on 100 epoch runs) based on less loss</text:p>
          <text:list>
            <text:list-item>
              <text:p text:style-name="P6">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7">Trying to pick not based on argmax’s output but keep 3 candidate next notes/chords and random pick one<text:span text:style-name="T3">.</text:span></text:p>
          <text:list>
            <text:list-item>
              <text:p text:style-name="P8">Seems to create some kind of style to the music, far from Chopin’s. </text:p>
            </text:list-item>
          </text:list>
        </text:list-item>
        <text:list-item>
          <text:p text:style-name="P8">Trying the above random pick with <text:span text:style-name="T4">sequence length=10 </text:span><text:span text:style-name="T5">for more epochs</text:span></text:p>
          <text:list>
            <text:list-item>
              <text:p text:style-name="P9">loss dropped further, but again the sequence produced seems very similar not a nice flowing rhythm.</text:p>
            </text:list-item>
          </text:list>
        </text:list-item>
        <text:list-item>
          <text:p text:style-name="P9">Trying the random pick <text:span text:style-name="T6">(3) </text:span>but now increase the sequence length and the epochs to see if model can learn a more varying sequence.</text:p>
          <text:list>
            <text:list-item>
              <text:p text:style-name="P10">At 25 sequence length we have again many same repeated notes, loss is low (0.9...)</text:p>
            </text:list-item>
            <text:list-item>
              <text:p text:style-name="P10">At 50 sequence length we have a bit of better variety of notes but the sound incompatible, the loss remains still high (2,…)</text:p>
            </text:list-item>
          </text:list>
        </text:list-item>
        <text:list-item>
          <text:p text:style-name="P11">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2">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2">Due to the slow learning process the initial model is modified, removing the dropout completely to see if we can speed up the process. </text:p>
          <text:list>
            <text:list-item>
              <text:p text:style-name="P13">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3">Trying longer sequence of 75 and 100 length</text:p>
          <text:list>
            <text:list-item>
              <text:p text:style-name="P14"><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4">Proceeding with <text:span text:style-name="T9">different </text:span>sequence length<text:span text:style-name="T9">s</text:span> and <text:span text:style-name="T8">tune/search</text:span> the number of notes the model can pick randomly from.</text:p>
          <text:list>
            <text:list-item>
              <text:p text:style-name="P15">From tests the one with sequence length 7 and random pick from 7 best gave the higher score of note variation and a low loss (test id 23). Nevertheless the produced output is not so good.</text:p>
            </text:list-item>
          </text:list>
        </text:list-item>
        <text:list-item>
          <text:p text:style-name="P16">Trying a different music dataset to ensure that data are not the problem <text:span text:style-name="T10">(test ids 25, 26, 27)</text:span></text:p>
          <text:list>
            <text:list-item>
              <text:p text:style-name="P17">music sounds pretty much the same regarding note coherence although in general the problem of same note repeating again and again is m<text:span text:style-name="T11">oderated.</text:span></text:p>
            </text:list-item>
          </text:list>
        </text:list-item>
        <text:list-item>
          <text:p text:style-name="P18">Last tests on source dataset altering the random notes picked and also the sequence length</text:p>
          <text:list>
            <text:list-item>
              <text:p text:style-name="P20">a melody started to appear perhaps due to the simpler nature of the tracks of the original dataset</text:p>
            </text:list-item>
          </text:list>
        </text:list-item>
      </text:list>
      <text:p text:style-name="P2"/>
      <text:p text:style-name="P2"/>
      <text:list text:continue-numbering="true" text:style-name="L1">
        <text:list-item>
          <text:p text:style-name="P19">Proceeding with Bidirectional LSTM trials to see if the notes’ sequence can be better <text:span text:style-name="T12">(chopin data restored, source model has dropout value 0.5)</text:span></text:p>
          <text:list>
            <text:list-item>
              <text:p text:style-name="P19"/>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0T21:43:43.018907531</dc:date>
    <meta:editing-duration>PT3H10M52S</meta:editing-duration>
    <meta:editing-cycles>27</meta:editing-cycles>
    <meta:generator>LibreOffice/7.6.6.3$Linux_X86_64 LibreOffice_project/60$Build-3</meta:generator>
    <meta:document-statistic meta:table-count="0" meta:image-count="0" meta:object-count="0" meta:page-count="2" meta:paragraph-count="26" meta:word-count="612" meta:character-count="3326" meta:non-whitespace-character-count="2761"/>
  </office:meta>
</office:document-meta>
</file>